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yActivity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Activity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Activity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Activity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Activity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Activity.Reply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lyActivity.get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Activity.getCorrel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